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Max_it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"/>[1.1535 4.6786 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3"/>[6.2737 2.2425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3"/>[2.2096 4.9146]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7" office:value-type="string" calcext:value-type="string">
            <text:p>centroids =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7" office:value-type="string" calcext:value-type="string">
            <text:p><text:s text:c="3"/>3.1323 <text:s text:c="2"/>3.7642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<text:s text:c="3"/>4.8039 <text:s text:c="2"/>5.6690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<text:s text:c="3"/>2.6634 <text:s text:c="2"/>4.32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5:43:45.063327276</meta:creation-date>
    <dc:date>2018-11-19T17:41:51.345817707</dc:date>
    <meta:editing-duration>PT1H37M15S</meta:editing-duration>
    <meta:editing-cycles>1</meta:editing-cycles>
    <meta:document-statistic meta:table-count="1" meta:cell-count="40" meta:object-count="0"/>
    <meta:generator>LibreOffice/6.0.6.2$Linux_X86_64 LibreOffice_project/00m0$Build-2</meta:generator>
  </office:meta>
</office:document-meta>
</file>